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6.2604in" fo:margin-left="-0.016in" fo:margin-top="0in" fo:margin-bottom="0in" table:align="left"/>
    </style:style>
    <style:style style:name="Tabla1.A" style:family="table-column">
      <style:table-column-properties style:column-width="1.3118in"/>
    </style:style>
    <style:style style:name="Tabla1.B" style:family="table-column">
      <style:table-column-properties style:column-width="4.9479in"/>
    </style:style>
    <style:style style:name="Tabla1.1" style:family="table-row">
      <style:table-row-properties style:min-row-height="0.3194in" style:keep-together="true" fo:keep-together="auto"/>
    </style:style>
    <style:style style:name="Tabla1.A1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list-style-name="L1">
      <style:paragraph-properties fo:line-height="100%" fo:orphans="0" fo:widows="0"/>
    </style:style>
    <style:style style:name="P4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Caso de uso</text:span></text:p>
          </table:table-cell>
          <table:table-cell table:style-name="Tabla1.A1" office:value-type="string">
            <text:p text:style-name="P2"><text:span text:style-name="T1">Autenticar Usuario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Actores</text:span></text:p>
          </table:table-cell>
          <table:table-cell table:style-name="Tabla1.A1" office:value-type="string">
            <text:p text:style-name="P2"><text:span text:style-name="T1">Usuario ( iniciador )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Propósito</text:span></text:p>
          </table:table-cell>
          <table:table-cell table:style-name="Tabla1.A1" office:value-type="string">
            <text:p text:style-name="P2"><text:span text:style-name="T1">Controlar la seguridad de ingreso a los usuarios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Resumen</text:span></text:p>
          </table:table-cell>
          <table:table-cell table:style-name="Tabla1.A1" office:value-type="string">
            <text:p text:style-name="P2"><text:span text:style-name="T1">Este caso de uso es iniciado por un funcionario o un administrador, el cual enviá un formulario para verificar su cargo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Precondiciones</text:span></text:p>
          </table:table-cell>
          <table:table-cell table:style-name="Tabla1.A1" office:value-type="string">
            <text:p text:style-name="P2"><text:span text:style-name="T1">Ninguna por le momento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Flujo Principal</text:span></text:p>
          </table:table-cell>
          <table:table-cell table:style-name="Tabla1.A1" office:value-type="string">
            <text:p text:style-name="P2"><text:span text:style-name="T1">1.Este caso de uso empieza cuando el usuario da click en el icono de la aplicación de condorTrips</text:span></text:p>
            <text:p text:style-name="P2"><text:span text:style-name="T1">2. El sistema despliega una ventana GUIAutenticacion, la cual contiene el formulario que contiene los campos de usuario y contraseña. Ademas tiene dos opciones “Entrar” o “Salir”</text:span></text:p>
            <text:p text:style-name="P2"><text:span text:style-name="T1">3. Si la opción seleccionada es “Salir” se ejecuta el subflujo </text:span><text:span text:style-name="T2">Salir</text:span></text:p>
            <text:p text:style-name="P2"><text:span text:style-name="T1">Si la opción seleccionada es “Entrar” se ejecuta el subflujo Entrar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Subflujos</text:span></text:p>
          </table:table-cell>
          <table:table-cell table:style-name="Tabla1.A1" office:value-type="string">
            <text:p text:style-name="P2"><text:span text:style-name="T2">-S-1 Entrar</text:span></text:p>
            <text:p text:style-name="P2"><text:span text:style-name="T3">Se verifica si el usuario esta registrado en la base de datos a través del servidor (E1, E2) y posteriormente abrir la ventana respectiva (GUIPrincipalFuncionario si es funcionario ó GUIPrincipalAdministrador si es administrador)</text:span></text:p>
            <text:p text:style-name="P2"><text:span text:style-name="T2">-S-2 Salir</text:span></text:p>
            <text:p text:style-name="P2"><text:span text:style-name="T1">Se cierra la ventana <text:s/>GUIAutenticacion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1">Excepciones</text:span></text:p>
          </table:table-cell>
          <table:table-cell table:style-name="Tabla1.A1" office:value-type="string">
            <text:list xml:id="list5843648971739177254" text:style-name="L1">
              <text:list-item>
                <text:p text:style-name="P3"><text:span text:style-name="T1">E1 Se pierde la conexión con el servidor central</text:span></text:p>
              </text:list-item>
              <text:list-item>
                <text:p text:style-name="P3"><text:span text:style-name="T1">E2 Los campos usuario o contrasenia no fueron ingresados</text:span></text:p>
              </text:list-item>
              <text:list-item>
                <text:p text:style-name="P3"><text:span text:style-name="T1">E3 El usuario no esta registrado en la base de datos del servidor</text:span></text:p>
              </text:list-item>
            </text:list>
          </table:table-cell>
        </table:table-row>
      </table:table>
      <text:p text:style-name="P1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1" meta:paragraph-count="25" meta:word-count="194" meta:character-count="1182"/>
    <dc:date>2019-07-26T14:59:20.91</dc:date>
    <dc:creator>Daniel Alejandro Mejia Ascuntar</dc:creator>
    <meta:generator>OpenOffice/4.1.6$Win32 OpenOffice.org_project/416m1$Build-9790</meta:generator>
  </office:meta>
</office:document-meta>
</file>